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45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ff" fo:font-size="24pt" style:font-size-asian="24pt" style:font-size-complex="24pt"/>
    </style:style>
    <style:style style:name="T3" style:family="text">
      <style:text-properties fo:color="#ff0000"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1" draw:layer="layout" svg:width="4.7cm" svg:height="11.3cm" svg:x="12.38cm" svg:y="3.441cm">
          <text:p text:style-name="P1">Int main()</text:p>
          <text:p text:style-name="P1">{</text:p>
          <text:p text:style-name="P1"><text:tab/>setup();</text:p>
          <text:p text:style-name="P1"><text:tab/>Loop();</text:p>
          <text:p text:style-name="P1">}</text:p>
        </draw:rect>
        <draw:frame draw:style-name="gr2" draw:text-style-name="P2" draw:layer="layout" svg:width="9.132cm" svg:height="14.075cm" svg:x="1.169cm" svg:y="2cm">
          <draw:text-box>
            <text:p><text:span text:style-name="T1">#include&lt;stdio.h&gt;</text:span></text:p>
            <text:p><text:span text:style-name="T1"/></text:p>
            <text:p><text:span text:style-name="T1">int main( )</text:span></text:p>
            <text:p><text:span text:style-name="T1">{</text:span></text:p>
            <text:p><text:span text:style-name="T1"><text:tab/></text:span><text:span text:style-name="T2">int a;</text:span></text:p>
            <text:p><text:span text:style-name="T2"><text:tab/></text:span><text:span text:style-name="T2">a=30;</text:span></text:p>
            <text:p><text:span text:style-name="T1"/></text:p>
            <text:p><text:span text:style-name="T1"><text:tab/></text:span><text:span text:style-name="T3">Whie(1)</text:span></text:p>
            <text:p><text:span text:style-name="T3"><text:tab/></text:span><text:span text:style-name="T3">{</text:span></text:p>
            <text:p><text:span text:style-name="T3"><text:tab/></text:span><text:span text:style-name="T3"><text:tab/></text:span><text:span text:style-name="T3">printf(”%d\n”, a);</text:span></text:p>
            <text:p><text:span text:style-name="T3"><text:tab/></text:span><text:span text:style-name="T3">}</text:span></text:p>
            <text:p><text:span text:style-name="T3"/></text:p>
            <text:p><text:span text:style-name="T1">}</text:span></text:p>
            <text:p><text:span text:style-name="T1"/></text:p>
          </draw:text-box>
        </draw:frame>
        <draw:frame draw:style-name="gr2" draw:text-style-name="P2" draw:layer="layout" svg:width="8.164cm" svg:height="12.339cm" svg:x="17.5cm" svg:y="2.261cm">
          <draw:text-box>
            <text:p><text:span text:style-name="T1">#include&lt;arduino.h&gt;</text:span></text:p>
            <text:p><text:span text:style-name="T1"/></text:p>
            <text:p><text:span text:style-name="T2">void setup( )</text:span></text:p>
            <text:p><text:span text:style-name="T2">{</text:span></text:p>
            <text:p><text:span text:style-name="T2"><text:tab/></text:span><text:span text:style-name="T2">[</text:span><text:span text:style-name="T2">程式區塊</text:span><text:span text:style-name="T2">]</text:span></text:p>
            <text:p><text:span text:style-name="T2"/></text:p>
            <text:p><text:span text:style-name="T2">}</text:span></text:p>
            <text:p><text:span text:style-name="T1"/></text:p>
            <text:p><text:span text:style-name="T3">void loop</text:span></text:p>
            <text:p><text:span text:style-name="T3">{</text:span></text:p>
            <text:p><text:span text:style-name="T3"><text:tab/></text:span><text:span text:style-name="T3">[</text:span><text:span text:style-name="T3">循環區塊</text:span><text:span text:style-name="T3">]</text:span></text:p>
            <text:p><text:span text:style-name="T3">}</text:span></text:p>
          </draw:text-box>
        </draw:frame>
        <draw:line draw:style-name="gr3" draw:text-style-name="P3" draw:layer="layout" svg:x1="5.7cm" svg:y1="6.8cm" svg:x2="15.7cm" svg:y2="6.8cm">
          <text:p/>
        </draw:line>
        <draw:line draw:style-name="gr4" draw:text-style-name="P3" draw:layer="layout" svg:x1="10.8cm" svg:y1="11.1cm" svg:x2="16cm" svg:y2="11.1cm">
          <text:p/>
        </draw:line>
        <draw:frame draw:style-name="gr5" draw:text-style-name="P4" draw:layer="layout" svg:width="16.5cm" svg:height="4.1cm" svg:x="12.6cm" svg:y="15.8cm">
          <draw:text-box>
            <text:p text:style-name="P4"><text:span text:style-name="T4">文字程式 <text:s/></text:span><text:span text:style-name="T4"><text:tab/></text:span><text:span text:style-name="T4">Adruino</text:span></text:p>
            <text:p text:style-name="P4"><text:span text:style-name="T4">積木方塊 <text:s text:c="2"/></text:span><text:span text:style-name="T4"><text:tab/></text:span><text:span text:style-name="T4">Mixly</text:span></text:p>
            <text:p text:style-name="P4"><text:span text:style-name="T4">線性流程</text:span><text:span text:style-name="T4"><text:tab/></text:span><text:span text:style-name="T4">NodeR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</meta:initial-creator>
    <meta:creation-date>2021-09-13T16:25:13.85</meta:creation-date>
    <dc:date>2021-09-13T16:38:09.46</dc:date>
    <dc:creator>frank </dc:creator>
    <meta:editing-duration>PT12M54S</meta:editing-duration>
    <meta:editing-cycles>5</meta:editing-cycles>
    <meta:generator>OpenOffice/4.1.10$Win32 OpenOffice.org_project/4110m2$Build-9807</meta:generator>
    <meta:document-statistic meta:object-count="6"/>
  </office:meta>
</office:document-meta>
</file>